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амый необычный роман мэтра французского детектива. Мишель Бюсси предпринимает попытку расследовать смерть человека, ставшего символом Франции — Антуана де Сент-Экзюпери, и делает он это в привычной для себя игровой форме.Неван, пятнадцать лет назад получивший летное свидетельство и с тех пор ни разу не поднимавшийся в небо, и сыщица-стажерка Анди получают неожиданное предложение: заняться расследованием загадочной гибели Антуана де Сент-Экзюпери, случившейся несколько десятилетий назад. А заодно они хотят разобраться в другой не менее загадочной гибели — героя знаменитой сказки Сент-Экзюпери. В поисках ответа на вопрос, как погиб писатель и как погиб Маленький принц (и в самом ли деле оба они погибли?) Неван и Анди отправляются в путь,чтобы встретиться с шестью персонажами, членами «Клуба 612» — почти как Маленький принц, только вместо шести астероидов они побывают на шести островах, — и каждый из шестерых поделится с ними своей версией, и каждая из версий будет по-своему убедительной, а развязка, конечно же, совершенно неожиданной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25:20.562000000</dc:date>
    <meta:editing-duration>PT3S</meta:editing-duration>
    <meta:editing-cycles>1</meta:editing-cycles>
    <meta:document-statistic meta:table-count="0" meta:image-count="0" meta:object-count="0" meta:page-count="1" meta:paragraph-count="1" meta:word-count="146" meta:character-count="1050" meta:non-whitespace-character-count="900"/>
    <meta:generator>LibreOffice/7.3.7.2$Windows_X86_64 LibreOffice_project/e114eadc50a9ff8d8c8a0567d6da8f454beeb84f</meta:generator>
  </office:meta>
</office:document-meta>
</file>